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7.206cm" fo:min-width="11.256cm"/>
    </style:style>
    <style:style style:name="gr2" style:family="graphic" style:parent-style-name="standard">
      <style:graphic-properties draw:stroke="none" svg:stroke-color="#000000" draw:fill="none" draw:fill-color="#ffffff" fo:min-height="1.153cm"/>
    </style:style>
    <style:style style:name="gr3" style:family="graphic" style:parent-style-name="standard">
      <style:graphic-properties draw:stroke="none" svg:stroke-color="#000000" draw:fill="solid" draw:fill-color="#ffffff" fo:min-height="5.338cm"/>
    </style:style>
    <style:style style:name="gr4" style:family="graphic" style:parent-style-name="standard">
      <style:graphic-properties draw:textarea-horizontal-align="justify" draw:textarea-vertical-align="middle" draw:auto-grow-height="false" fo:min-height="3.56cm" fo:min-width="11.311cm"/>
    </style:style>
    <style:style style:name="gr5" style:family="graphic" style:parent-style-name="standard">
      <style:graphic-properties draw:stroke="none" svg:stroke-color="#000000" draw:fill="none" draw:fill-color="#ffffff" fo:min-height="0.766cm"/>
    </style:style>
    <style:style style:name="gr6" style:family="graphic" style:parent-style-name="standard">
      <style:graphic-properties draw:stroke="none" svg:stroke-color="#000000" draw:fill="solid" draw:fill-color="#ffffff" fo:min-height="2.036cm"/>
    </style:style>
    <style:style style:name="gr7" style:family="graphic" style:parent-style-name="standard">
      <style:graphic-properties draw:textarea-horizontal-align="justify" draw:textarea-vertical-align="middle" draw:auto-grow-height="false" fo:min-height="4.411cm" fo:min-width="11.256cm"/>
    </style:style>
    <style:style style:name="gr8" style:family="graphic" style:parent-style-name="standard">
      <style:graphic-properties draw:stroke="none" svg:stroke-color="#000000" draw:fill="solid" draw:fill-color="#ffffff" fo:min-height="2.398cm"/>
    </style:style>
    <style:style style:name="gr9" style:family="graphic" style:parent-style-name="standard">
      <style:graphic-properties draw:textarea-horizontal-align="justify" draw:textarea-vertical-align="middle" draw:auto-grow-height="false" fo:min-height="4.012cm" fo:min-width="11.256cm"/>
    </style:style>
    <style:style style:name="gr10" style:family="graphic" style:parent-style-name="standard">
      <style:graphic-properties draw:marker-end="Arrow" draw:textarea-vertical-align="middle"/>
    </style:style>
    <style:style style:name="gr11" style:family="graphic" style:parent-style-name="standard">
      <style:graphic-properties draw:marker-start="Arrow" draw:marker-end="Arrow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solid" draw:fill-color="#ffffff"/>
    </style:style>
    <style:style style:name="P4" style:family="paragraph">
      <style:text-properties fo:font-size="12pt" style:font-size-asian="12pt" style:font-size-complex="12pt"/>
    </style:style>
    <style:style style:name="P5" style:family="paragraph">
      <loext:graphic-properties draw:fill="solid" draw:fill-color="#ffffff"/>
      <style:text-properties fo:font-size="12pt" style:font-size-asian="12pt" style:font-size-complex="12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11.756cm" svg:height="7.456cm" svg:x="4.227cm" svg:y="9.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xml:id="id5" draw:id="id5" draw:layer="layout" svg:width="11.759cm" svg:height="1.403cm" svg:x="4.227cm" svg:y="9.53cm">
          <draw:text-box>
            <text:p text:style-name="P1">Car</text:p>
          </draw:text-box>
        </draw:frame>
        <draw:frame draw:style-name="gr3" draw:text-style-name="P3" draw:layer="layout" svg:width="11.034cm" svg:height="5.867cm" svg:x="4.588cm" svg:y="10.636cm">
          <draw:text-box>
            <text:p><text:span text:style-name="T1">Tuple edge</text:span><text:span text:style-name="T1"><text:tab/></text:span><text:span text:style-name="T1"><text:tab/></text:span><text:span text:style-name="T1">Edge car </text:span><text:span text:style-name="T1">is located on</text:span></text:p>
            <text:p><text:span text:style-name="T1">Int lane</text:span><text:span text:style-name="T1"><text:tab/></text:span><text:span text:style-name="T1"><text:tab/></text:span><text:span text:style-name="T1">Index of lane on </text:span><text:span text:style-name="T1">current edge</text:span></text:p>
            <text:p><text:span text:style-name="T1">Float position</text:span><text:span text:style-name="T1"><text:tab/></text:span><text:span text:style-name="T1">Current position </text:span><text:span text:style-name="T1">on edge</text:span></text:p>
            <text:p><text:span text:style-name="T1">Float speed</text:span><text:span text:style-name="T1"><text:tab/></text:span><text:span text:style-name="T1"><text:tab/></text:span><text:span text:style-name="T1">Speed in </text:span><text:span text:style-name="T1">units/time step</text:span></text:p>
            <text:p><text:span text:style-name="T1">Float radius</text:span><text:span text:style-name="T1"><text:tab/></text:span><text:span text:style-name="T1"><text:tab/></text:span><text:span text:style-name="T1">Size of </text:span><text:span text:style-name="T1">car for collision </text:span><text:span text:style-name="T1">calculations</text:span></text:p>
            <text:p><text:span text:style-name="T1">Float accel</text:span><text:span text:style-name="T1"><text:tab/></text:span><text:span text:style-name="T1"><text:tab/></text:span><text:span text:style-name="T1">Max </text:span><text:span text:style-name="T1">acceleration in </text:span><text:span text:style-name="T1">units/time step^2</text:span></text:p>
            <text:p><text:span text:style-name="T1">List path</text:span><text:span text:style-name="T1"><text:tab/></text:span><text:span text:style-name="T1"><text:tab/></text:span><text:span text:style-name="T1">Sequence of </text:span><text:span text:style-name="T1">node indices to </text:span><text:span text:style-name="T1">travel to</text:span></text:p>
            <text:p><text:span text:style-name="T1">Int path_idx</text:span><text:span text:style-name="T1"><text:tab/></text:span><text:span text:style-name="T1"><text:tab/></text:span><text:span text:style-name="T1">Current </text:span><text:span text:style-name="T1">node index on </text:span><text:span text:style-name="T1">path</text:span></text:p>
            <text:p><text:span text:style-name="T1">Dict trip_report</text:span><text:span text:style-name="T1"><text:tab/></text:span><text:span text:style-name="T1">Reports </text:span><text:span text:style-name="T1">for each edge </text:span><text:span text:style-name="T1">traveled on</text:span></text:p>
            <text:p><text:span text:style-name="T1"><text:tab/></text:span><text:span text:style-name="T1">Int time</text:span><text:span text:style-name="T1"><text:tab/></text:span><text:span text:style-name="T1"><text:tab/></text:span><text:span text:style-name="T1">Time spend on </text:span><text:span text:style-name="T1">edge</text:span></text:p>
            <text:p><text:span text:style-name="T1"><text:tab/></text:span><text:span text:style-name="T1">Float </text:span><text:span text:style-name="T1">avg_speed</text:span><text:span text:style-name="T1"><text:tab/></text:span><text:span text:style-name="T1">Average speed </text:span><text:span text:style-name="T1">while on edge</text:span></text:p>
            <text:p><text:span text:style-name="T1"><text:tab/></text:span><text:span text:style-name="T1">Int </text:span><text:span text:style-name="T1">time_stopped</text:span><text:span text:style-name="T1"><text:tab/></text:span><text:span text:style-name="T1">Time spent not </text:span><text:span text:style-name="T1">moving on edge</text:span></text:p>
            <text:p><text:span text:style-name="T1">String color</text:span><text:span text:style-name="T1"><text:tab/></text:span><text:span text:style-name="T1"><text:tab/></text:span><text:span text:style-name="T1">Color of </text:span><text:span text:style-name="T1">car in </text:span><text:span text:style-name="T1">visualization</text:span></text:p>
          </draw:text-box>
        </draw:frame>
        <draw:custom-shape draw:style-name="gr4" draw:text-style-name="P1" xml:id="id1" draw:id="id1" draw:layer="layout" svg:width="11.811cm" svg:height="3.81cm" svg:x="2.227cm" svg:y="1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2.065cm" svg:height="1.016cm" svg:x="2.227cm" svg:y="1cm">
          <draw:text-box>
            <text:p text:style-name="P1">Grid</text:p>
          </draw:text-box>
        </draw:frame>
        <draw:frame draw:style-name="gr6" draw:text-style-name="P5" draw:layer="layout" svg:width="11.151cm" svg:height="2.286cm" svg:x="2.593cm" svg:y="2.143cm">
          <draw:text-box>
            <text:p text:style-name="P4"><text:span text:style-name="T2">Dict cars</text:span><text:span text:style-name="T2"><text:tab/></text:span><text:span text:style-name="T2">key=int</text:span></text:p>
            <text:p text:style-name="P4"><text:span text:style-name="T2">Dict nodes</text:span><text:span text:style-name="T2"><text:tab/></text:span><text:span text:style-name="T2">key=int</text:span><text:span text:style-name="T2"><text:tab/></text:span><text:span text:style-name="T2">Contains Lights</text:span></text:p>
            <text:p text:style-name="P4"><text:span text:style-name="T2">Dict edges</text:span><text:span text:style-name="T2"><text:tab/></text:span><text:span text:style-name="T2">key=tuple</text:span><text:span text:style-name="T2"><text:tab/></text:span><text:span text:style-name="T2">Contains Roads</text:span></text:p>
            <text:p text:style-name="P4"><text:span text:style-name="T2"><text:tab/></text:span><text:span text:style-name="T2">Elements of tuple are start/end points of the edge</text:span></text:p>
          </draw:text-box>
        </draw:frame>
        <draw:custom-shape draw:style-name="gr7" draw:text-style-name="P1" xml:id="id4" draw:id="id4" draw:layer="layout" svg:width="11.756cm" svg:height="4.661cm" svg:x="4.227cm" svg:y="17.1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xml:id="id6" draw:id="id6" draw:layer="layout" svg:width="11.759cm" svg:height="1.403cm" svg:x="4.227cm" svg:y="17.167cm">
          <draw:text-box>
            <text:p text:style-name="P1">Road (edge)</text:p>
          </draw:text-box>
        </draw:frame>
        <draw:frame draw:style-name="gr8" draw:text-style-name="P3" draw:layer="layout" svg:width="11.034cm" svg:height="3.275cm" svg:x="4.588cm" svg:y="18.273cm">
          <draw:text-box>
            <text:p><text:span text:style-name="T1">Float <text:s/>length</text:span><text:span text:style-name="T1"><text:tab/></text:span><text:span text:style-name="T1"><text:tab/></text:span><text:span text:style-name="T1">The length of the road in units</text:span></text:p>
            <text:p><text:span text:style-name="T1">Float maxspeed</text:span><text:span text:style-name="T1"><text:tab/></text:span><text:span text:style-name="T1">Speed limit in units/time step</text:span></text:p>
            <text:p><text:span text:style-name="T1">Int lanes</text:span><text:span text:style-name="T1"><text:tab/></text:span><text:span text:style-name="T1"><text:tab/></text:span><text:span text:style-name="T1">Number of lanes in road</text:span></text:p>
            <text:p><text:span text:style-name="T1">List cars</text:span><text:span text:style-name="T1"><text:tab/></text:span><text:span text:style-name="T1"><text:tab/></text:span><text:span text:style-name="T1">List of keys into Grid.cars</text:span></text:p>
            <text:p><text:span text:style-name="T1"><text:tab/></text:span><text:span text:style-name="T1">Represents the cars currently on that edge</text:span></text:p>
            <text:p><text:span text:style-name="T1"><text:tab/></text:span><text:span text:style-name="T1">Can compute avg_speed of cars on edge using this</text:span></text:p>
            <text:p><text:span text:style-name="T1">Int light_idx</text:span><text:span text:style-name="T1"><text:tab/></text:span><text:span text:style-name="T1"><text:tab/></text:span><text:span text:style-name="T1">light[colors] index controlling edge flow</text:span></text:p>
          </draw:text-box>
        </draw:frame>
        <draw:custom-shape draw:style-name="gr9" draw:text-style-name="P1" xml:id="id2" draw:id="id2" draw:layer="layout" svg:width="11.756cm" svg:height="4.262cm" svg:x="4.227cm" svg:y="5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11.759cm" svg:height="1.403cm" svg:x="4.227cm" svg:y="5.064cm">
          <draw:text-box>
            <text:p text:style-name="P1">Light (node)</text:p>
          </draw:text-box>
        </draw:frame>
        <draw:frame draw:style-name="gr8" draw:text-style-name="P3" draw:layer="layout" svg:width="11.034cm" svg:height="2.843cm" svg:x="4.588cm" svg:y="6.17cm">
          <draw:text-box>
            <text:p><text:span text:style-name="T1">List colors</text:span><text:span text:style-name="T1"><text:tab/></text:span><text:span text:style-name="T1">List of colors (red, yellow, green) for light</text:span></text:p>
            <text:p><text:span text:style-name="T1"><text:tab/></text:span><text:span text:style-name="T1">Length 2: one color for each direction light faces</text:span></text:p>
            <text:p><text:span text:style-name="T1">Int timer</text:span><text:span text:style-name="T1"><text:tab/></text:span><text:span text:style-name="T1">Number of time steps between light changes</text:span></text:p>
            <text:p><text:span text:style-name="T1">Int counter</text:span><text:span text:style-name="T1"><text:tab/></text:span><text:span text:style-name="T1">Current count, between 0 and timer</text:span></text:p>
            <text:p><text:span text:style-name="T1">Int weight</text:span><text:span text:style-name="T1"><text:tab/></text:span><text:span text:style-name="T1">Preference to be given to light</text:span></text:p>
            <text:p><text:span text:style-name="T1"><text:tab/></text:span><text:span text:style-name="T1">Used during random path generation for Cars</text:span></text:p>
          </draw:text-box>
        </draw:frame>
        <draw:connector draw:style-name="gr10" draw:text-style-name="P1" draw:layer="layout" svg:x1="2.227cm" svg:y1="2.905cm" svg:x2="4.227cm" svg:y2="7.195cm" draw:start-shape="id1" draw:end-shape="id2" draw:end-glue-point="3" svg:d="M2227 2905h-502v4290h2502" svg:viewBox="0 0 2503 4291">
          <text:p/>
        </draw:connector>
        <draw:connector draw:style-name="gr10" draw:text-style-name="P1" draw:layer="layout" svg:x1="2.227cm" svg:y1="2.905cm" svg:x2="4.227cm" svg:y2="13.258cm" draw:start-shape="id1" draw:start-glue-point="3" draw:end-shape="id3" draw:end-glue-point="3" svg:d="M2227 2905h-502v10353h2502" svg:viewBox="0 0 2503 10354">
          <text:p/>
        </draw:connector>
        <draw:connector draw:style-name="gr10" draw:text-style-name="P1" draw:layer="layout" svg:x1="2.227cm" svg:y1="2.905cm" svg:x2="4.227cm" svg:y2="19.497cm" draw:start-shape="id1" draw:start-glue-point="3" draw:end-shape="id4" draw:end-glue-point="3" svg:d="M2227 2905h-502v16592h2502" svg:viewBox="0 0 2503 16593">
          <text:p/>
        </draw:connector>
        <draw:connector draw:style-name="gr10" draw:text-style-name="P1" draw:layer="layout" draw:line-skew="0.897cm" svg:x1="15.986cm" svg:y1="10.231cm" svg:x2="15.983cm" svg:y2="7.195cm" draw:start-shape="id5" draw:start-glue-point="1" draw:end-shape="id2" draw:end-glue-point="1" svg:d="M15986 10231h1397v-3036h-1400" svg:viewBox="0 0 1401 3037">
          <text:p/>
        </draw:connector>
        <draw:connector draw:style-name="gr10" draw:text-style-name="P1" draw:layer="layout" draw:line-skew="2.042cm" svg:x1="15.983cm" svg:y1="19.497cm" svg:x2="15.983cm" svg:y2="7.195cm" draw:start-shape="id4" draw:start-glue-point="1" draw:end-shape="id2" draw:end-glue-point="1" svg:d="M15983 19497h2543v-12302h-2543" svg:viewBox="0 0 2544 12303">
          <text:p/>
        </draw:connector>
        <draw:connector draw:style-name="gr11" draw:text-style-name="P1" draw:layer="layout" draw:line-skew="0.897cm" svg:x1="15.983cm" svg:y1="13.258cm" svg:x2="15.986cm" svg:y2="17.868cm" draw:start-shape="id3" draw:start-glue-point="1" draw:end-shape="id6" draw:end-glue-point="1" svg:d="M15983 13258h1400v4610h-1397" svg:viewBox="0 0 1401 46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2T11:42:53.657524285</meta:creation-date>
    <dc:date>2019-08-02T12:12:02.012565566</dc:date>
    <meta:editing-duration>PT4M6S</meta:editing-duration>
    <meta:editing-cycles>1</meta:editing-cycles>
    <meta:generator>LibreOffice/5.1.6.2$Linux_X86_64 LibreOffice_project/10m0$Build-2</meta:generator>
    <meta:document-statistic meta:object-count="18"/>
  </office:meta>
</office:document-meta>
</file>